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3.178cm"/>
    </style:style>
    <style:style style:name="co4" style:family="table-column">
      <style:table-column-properties fo:break-before="auto" style:column-width="11.083cm"/>
    </style:style>
    <style:style style:name="co5" style:family="table-column">
      <style:table-column-properties fo:break-before="auto" style:column-width="7.844cm"/>
    </style:style>
    <style:style style:name="co6" style:family="table-column">
      <style:table-column-properties fo:break-before="auto" style:column-width="12.099cm"/>
    </style:style>
    <style:style style:name="co7" style:family="table-column">
      <style:table-column-properties fo:break-before="auto" style:column-width="3.313cm"/>
    </style:style>
    <style:style style:name="co8" style:family="table-column">
      <style:table-column-properties fo:break-before="auto" style:column-width="10.033cm"/>
    </style:style>
    <style:style style:name="co9" style:family="table-column">
      <style:table-column-properties fo:break-before="auto" style:column-width="8.029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3.734cm"/>
    </style:style>
    <style:style style:name="co12" style:family="table-column">
      <style:table-column-properties fo:break-before="auto" style:column-width="8.491cm"/>
    </style:style>
    <style:style style:name="co13" style:family="table-column">
      <style:table-column-properties fo:break-before="auto" style:column-width="14.011cm"/>
    </style:style>
    <style:style style:name="co14" style:family="table-column">
      <style:table-column-properties fo:break-before="auto" style:column-width="8.8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Commissionep.decisionep.od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passagecommissionep_impressiondecision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passagecommissionep_impressionconvoc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hose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dateseance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datese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lieu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adress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odepostal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vill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rg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i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sex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sitfa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dsitfa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est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dossier_numdemrsa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cl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fon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matricu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foy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rg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dtem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adressefoyer_0_typeadr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pay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cant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ype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foyer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loca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historiqueetatp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propo_alg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valid_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date_propo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orientstruct_date_vali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orientstruct_statut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date_impress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orientstruct_date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atut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date_impression_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etat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rg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orienta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referentorienta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nu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type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no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code_post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vil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num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dateimpres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relancenonrespectsanctionep93_0_daterel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dossierep_nonrespectsanctionep93_relancenonrespectsanctionep93_0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num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dateimpres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daterel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relancenonrespectsanctionep93_1_us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datedelaisuppl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decisionnonrespectsanctionep93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etap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eci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montantreduc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ureesursi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commen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raisonnon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ecisionp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grou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user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nonrespectsanctionep93_0_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nonrespectsanctionep93_0_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user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nu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type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no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compl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codep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atefinsursis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modele_notif_cohorte</text:p>
          </table:table-cell>
          <table:table-cell office:value-type="string">
            <text:p>text</text:p>
          </table:table-cell>
        </table:table-row>
      </table:table>
      <table:table table:name="Relance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relance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relancenonrespectsanctionep93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relancenonrespectsanctionep93_numrelance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relancenonrespectsanctionep93_dateimpress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style-name="ce1" office:value-type="string">
            <text:p>relancenonrespectsanctionep93_daterel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relancenonrespectsanctionep93_us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relancenonrespectsanctionep93_dateseconderel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dtna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rg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i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sex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dt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sitfa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dsitfa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mtest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dossier_numdemrsa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foyer_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cl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fon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matricu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foy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rg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dtem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foyer_adressefoyer_0_typeadr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lieudis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pay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cant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type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foyer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loca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----------------------------------------------------------------------------------------------</text:p>
          </table:table-cell>
          <table:table-cell office:value-type="string">
            <text:p>-----</text:p>
          </table:table-cell>
        </table:table-row>
        <table:table-row table:style-name="ro1">
          <table:table-cell office:value-type="string">
            <text:p>nonrespectsanctionep93_contratinsertion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typocontra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d_c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df_c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diplom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form_comp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xpr_pro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ut_expr_pro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rg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ctions_prev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sta_ren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ervice_soutie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pers_charg_suiv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jectifs_fix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ngag_objec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ect_acti_em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mp_occup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uree_hebdo_em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at_cont_trav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uree_cd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duree_engag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ature_proje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serv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ecision_ci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datevalidation_ci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date_saisi_c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lieu_saisi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mp_trouv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forme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commentaire_ac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raison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viseqplur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itfam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itpro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serv_bene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visraison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type_demand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um_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typeinser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bilan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ngag_object_refer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utilsmobilis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utilsamobilis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iveausal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zonegeographiqu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utreavisradi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utreavissuspen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atesuspensionparticuli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ateradiationparticuli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faitsuite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positionc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current_ac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nu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type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no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code_post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vil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----------------------------------------------------------------------------------------------</text:p>
          </table:table-cell>
          <table:table-cell office:value-type="string">
            <text:p>-----</text:p>
          </table:table-cell>
        </table:table-row>
        <table:table-row table:style-name="ro1">
          <table:table-cell office:value-type="string">
            <text:p>nonrespectsanctionep93_orientstruct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propo_alg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valid_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date_propo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orientstruct_date_vali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orientstruct_statut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date_impress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orientstruct_date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atut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date_impression_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etat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rg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orienta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referentorienta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lib_stru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numtel</text:p>
          </table:table-cell>
          <table:table-cell office:value-type="string">
            <text:p>text</text:p>
          </table:table-cell>
        </table:table-row>
      </table:table>
      <table:table table:name="Reorientationep93.decision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passagecommissionep_impressiondecis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hose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dateseance_time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lieu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adress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odepostal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vill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rg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i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sex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sitfa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dsitfa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est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foy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rg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dtem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adressefoyer_0_typeadr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pay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cant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ype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foyer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loca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datedemand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reorientationep93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motifreorient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commen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accordaccuei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desaccordaccuei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accordalloca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urg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reorienta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reorientationep93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lib_stru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etap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deci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commen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raisonnon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decisionp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nu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type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no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code_post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vil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user_grou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user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office:value-type="string">
            <text:p>decisionreorientationep93_0_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nu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type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no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compl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codep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sensibilite</text:p>
          </table:table-cell>
          <table:table-cell office:value-type="string">
            <text:p>text</text:p>
          </table:table-cell>
        </table:table-row>
      </table:table>
      <table:table table:name="Signalementep93.convocationep_beneficiair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Convocation non respect du contenu du CER</text:p>
          </table:table-cell>
          <table:table-cell table:number-columns-repeated="2"/>
        </table:table-row>
        <table:table-row table:style-name="ro2">
          <table:table-cell table:style-name="Heading1" office:value-type="string">
            <text:p>Document</text:p>
          </table:table-cell>
          <table:table-cell office:value-type="string">
            <text:p>Signalementep93/convocationep_beneficiaire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moti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dat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signalementep93_ran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signalement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ignalement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signalement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ocontra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d_c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df_c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diplom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form_compl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xpr_pro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ut_expr_pro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rg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ctions_prev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sta_ren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ervice_soutie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ers_charg_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jectifs_fix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ngag_objec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ect_acti_em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mp_occup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uree_hebdo_em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at_cont_trav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uree_cd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uree_enga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ature_proje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serv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ecisi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ntratinsertion_date_saisi_ci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lieu_saisi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mp_trouv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forme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rais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viseqplur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itfam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itpro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serv_bene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refere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visrais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e_demand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um_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einser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bilan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utilsmobilis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utilsamobilis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iveausal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faitsuite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ositionc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current_ac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vena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ersacharg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mu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mu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structurereferente_numtel</text:p>
          </table:table-cell>
          <table:table-cell office:value-type="string">
            <text:p>text</text:p>
          </table:table-cell>
        </table:table-row>
      </table:table>
      <table:table table:name="Nonrespectsanctionep93.convocationep_beneficiaire_radiepe" table:style-name="ta1" table:print="false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Convocation radiés PE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Document</text:p>
          </table:table-cell>
          <table:table-cell office:value-type="string">
            <text:p>Nonrespectsanctionep93/convocationep_beneficiaire_radiepe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ra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pt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</table:table-row>
      </table:table>
      <table:table table:name="Nonrespectsanctionep93.convocationep_beneficiaire_1er_passag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Convocation 1er passage (CER non renouvelé, orientation sans contrat, DO 19)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Document</text:p>
          </table:table-cell>
          <table:table-cell office:value-type="string">
            <text:p>Nonrespectsanctionep93/convocationep_beneficiaire_1er_passage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ra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pt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</table:table-row>
      </table:table>
      <table:table table:name="Nonrespectsanctionep93.convocationep_beneficiaire_2eme_passage_suite_repor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Convocation 1er passage (CER non renouvelé, orientation sans contrat, DO 19)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Document</text:p>
          </table:table-cell>
          <table:table-cell office:value-type="string">
            <text:p>Nonrespectsanctionep93/convocationep_beneficiaire_2eme_passage_suite_report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salle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observations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ra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pt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etap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decis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montantreduc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dureesursi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comment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ecisionprecedente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ecisionprecedente_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raisonnonpassag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ecisionprecedente_decisionpc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ecisionprecedente_impressiondecision</text:p>
          </table:table-cell>
          <table:table-cell table:style-name="ce1" office:value-type="string">
            <text:p>date</text:p>
          </table:table-cell>
        </table:table-row>
      </table:table>
      <table:table table:name="Reorientationep93.convocationep_beneficiaire" table:style-name="ta1" table:print="false"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Convocation passage en EP réorientation</text:p>
          </table:table-cell>
          <table:table-cell table:number-columns-repeated="2"/>
        </table:table-row>
        <table:table-row table:style-name="ro2">
          <table:table-cell table:style-name="Heading1" office:value-type="string">
            <text:p>Document</text:p>
          </table:table-cell>
          <table:table-cell office:value-type="string">
            <text:p>Reorientationep93/convocationep_beneficiaire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salle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observations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ra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pt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datedemand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reorientationep93_refere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motifreorient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comment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accordaccueil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desaccordaccueil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accordallocat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urg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reorienta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reorienta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reorientationep93_user_id</text:p>
          </table:table-cell>
          <table:table-cell office:value-type="string">
            <text:p>text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2" table:number-columns-repeated="4"/>
        </table:table-row>
      </table:table>
      <table:table table:name="Nonorientationproep93.convocationep_beneficiaire" table:style-name="ta1" table:print="false">
        <table:table-column table:style-name="co10" table:default-cell-style-name="Default"/>
        <table:table-column table:style-name="co1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Parcours social sans réorientation</text:p>
          </table:table-cell>
          <table:table-cell table:number-columns-repeated="2"/>
        </table:table-row>
        <table:table-row table:style-name="ro2">
          <table:table-cell table:style-name="Heading1" office:value-type="string">
            <text:p>Document</text:p>
          </table:table-cell>
          <table:table-cell office:value-type="string">
            <text:p>Nonorientationproep93/convocationep_beneficiaire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salle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observations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ra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pt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orientationpro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orientationpro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orientationpro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orientationpro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orientationpro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orientationpro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nonorientationpro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nonorientationproep93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propo_alg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valid_c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date_propo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orientstruct_date_vali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orientstruct_statut_ori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date_impression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orientstruct_daterelanc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statutrelanc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refere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etatori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rgori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referentorienta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orientstruct_origine</text:p>
          </table:table-cell>
          <table:table-cell office:value-type="string">
            <text:p>text</text:p>
          </table:table-cell>
        </table:table-row>
      </table:table>
      <table:table table:name="Contratcomplexeep93.convocationep_beneficiaire" table:style-name="ta1" table:print="false">
        <table:table-column table:style-name="co10" table:default-cell-style-name="Default"/>
        <table:table-column table:style-name="co1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Heading1" office:value-type="string">
            <text:p>CG</text:p>
          </table:table-cell>
          <table:table-cell office:value-type="string">
            <text:p>CG 93</text:p>
          </table:table-cell>
          <table:table-cell table:number-columns-repeated="2"/>
        </table:table-row>
        <table:table-row table:style-name="ro1">
          <table:table-cell table:style-name="Heading1" office:value-type="string">
            <text:p>Nom</text:p>
          </table:table-cell>
          <table:table-cell office:value-type="string">
            <text:p>Contrat complexe</text:p>
          </table:table-cell>
          <table:table-cell table:number-columns-repeated="2"/>
        </table:table-row>
        <table:table-row table:style-name="ro2">
          <table:table-cell table:style-name="Heading1" office:value-type="string">
            <text:p>Document</text:p>
          </table:table-cell>
          <table:table-cell office:value-type="string">
            <text:p>Contratcomplexeep93/convocationep_beneficiaire.o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style-name="Heading1" office:value-type="string">
            <text:p>Nom de la section</text:p>
          </table:table-cell>
          <table:table-cell table:style-name="Heading1" office:value-type="string">
            <text:p>Signification du champ</text:p>
          </table:table-cell>
          <table:table-cell table:style-name="Heading1" office:value-type="string">
            <text:p>Nom du champ utilisateur dans le modèle odt</text:p>
          </table:table-cell>
          <table:table-cell table:style-name="Heading1" office:value-type="string">
            <text:p>Format du champ</text:p>
          </table:table-cell>
        </table:table-row>
        <table:table-row table:style-name="ro1">
          <table:table-cell table:number-columns-repeated="2"/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assagecommissionep_impressiondeci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assagecommissionep_impressionconvocat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_tim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salle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commissionep_observations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lieu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adress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codepostal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commissionep_villeseanc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personne_rg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i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se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nat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ddsitfam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mtest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foyer_regagri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dtdemrm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cl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dossier_matricu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ra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>
            <text:p>adresse_numcomptt</text:p>
          </table:table-cell>
          <table:table-cell table:style-name="ce2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pay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cant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yper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adresse_foyer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complexeep93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complexe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complexe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complexe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complexeep93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complexe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complexeep93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ersonn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ocontra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d_c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df_c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diplom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form_compl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xpr_pro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ut_expr_pro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rg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ctions_prev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sta_ren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ervice_soutie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ers_charg_suiv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jectifs_fix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ngag_objec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ect_acti_em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mp_occup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uree_hebdo_emp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at_cont_trav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uree_cd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uree_enga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ature_proje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serv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ecisi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validati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_saisi_ci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lieu_saisi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mp_trouv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forme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rais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viseqplur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itfam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itpro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serv_benef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refere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visraison_ci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e_demand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um_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einser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bilancontra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utilsmobilis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utilsamobilis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niveausalair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faitsuitea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ositioncer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reat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reat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modified_tim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modified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contratinsertion_current_action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haspiecejoint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avenant_id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sitfam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typeocclog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persacharge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mu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cmuc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31/10/2011</text:date>, <text:time>17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8-22T10:40:36</meta:creation-date>
    <dc:date>2011-10-31T17:31:15</dc:date>
    <dc:creator>Christian Buffin</dc:creator>
    <meta:editing-duration>PT13H38M33S</meta:editing-duration>
    <meta:editing-cycles>26</meta:editing-cycles>
    <meta:generator>LibreOffice/3.3$Linux LibreOffice_project/330m19$Build-202</meta:generator>
    <meta:document-statistic meta:table-count="10" meta:cell-count="3692" meta:object-count="0"/>
  </office:meta>
</office:document-meta>
</file>